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2pt" fo:language="fr" fo:country="FR" style:font-size-asian="12pt" style:language-asian="zxx" style:country-asian="none" style:font-size-complex="12pt" style:language-complex="zxx" style:country-complex="none"/>
    </style:style>
    <style:style style:name="P2" style:family="paragraph" style:parent-style-name="Standard">
      <style:text-properties style:font-name="Times New Roman" fo:font-size="12pt" fo:language="fr" fo:country="FR" style:text-underline-style="solid" style:text-underline-width="auto" style:text-underline-color="font-color" fo:font-weight="bold" style:font-size-asian="12pt" style:language-asian="zxx" style:country-asian="none" style:font-weight-asian="bold" style:font-size-complex="12pt" style:language-complex="zxx" style:country-complex="none" style:font-weight-complex="bold"/>
    </style:style>
    <style:style style:name="P3" style:family="paragraph" style:parent-style-name="Standard">
      <style:paragraph-properties fo:text-align="center" style:justify-single-word="false"/>
      <style:text-properties style:font-name="Times New Roman"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language="fr" fo:country="FR" fo:font-style="normal" fo:font-weight="normal" style:font-size-asian="12pt" style:language-asian="zxx" style:country-asian="none" style:font-size-complex="12pt" style:language-complex="zxx" style:country-complex="none"/>
    </style:style>
    <style:style style:name="P5" style:family="paragraph" style:parent-style-name="Standard">
      <style:paragraph-properties fo:margin-left="0cm" fo:margin-right="0cm" fo:text-indent="0cm" style:auto-text-indent="false"/>
      <style:text-properties fo:font-variant="normal" fo:text-transform="none" fo:color="#000000" style:font-name="Times New Roman" fo:font-size="13pt" fo:letter-spacing="normal" fo:language="fr" fo:country="FR" fo:font-style="normal" style:text-underline-style="solid" style:text-underline-width="auto" style:text-underline-color="font-color" fo:font-weight="bold" style:font-size-asian="13pt" style:language-asian="zxx" style:country-asian="none" style:font-weight-asian="bold" style:font-size-complex="13pt" style:language-complex="zxx" style:country-complex="none" style:font-weight-complex="bold"/>
    </style:style>
    <style:style style:name="P6" style:family="paragraph" style:parent-style-name="Standard">
      <style:paragraph-properties fo:margin-left="0cm" fo:margin-right="0cm" fo:text-indent="0cm" style:auto-text-indent="false"/>
      <style:text-properties style:font-name="Times New Roman" fo:font-size="12pt" fo:language="fr" fo:country="FR" style:font-size-asian="12pt" style:language-asian="zxx" style:country-asian="none" style:font-size-complex="12pt" style:language-complex="zxx" style:country-complex="none"/>
    </style:style>
    <style:style style:name="P7" style:family="paragraph" style:parent-style-name="Table_20_Contents">
      <style:text-properties style:font-name="Times New Roman" fo:font-size="12pt" fo:language="fr" fo:country="FR" style:font-size-asian="12pt" style:language-asian="zxx" style:country-asian="none" style:font-size-complex="12pt" style:language-complex="zxx" style:country-complex="none"/>
    </style:style>
    <style:style style:name="P8" style:family="paragraph" style:parent-style-name="Standard">
      <style:text-properties style:font-name="Times New Roman" fo:font-size="13pt" fo:language="fr" fo:country="FR" fo:font-style="normal" style:text-underline-style="solid" style:text-underline-width="auto" style:text-underline-color="font-color"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style-asian="italic" style:font-style-complex="italic"/>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fo:letter-spacing="normal" fo:font-style="italic" fo:font-weight="normal"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jeu vidéo</text:p>
      <text:p text:style-name="P1"><text:s/></text:p>
      <text:p text:style-name="P1"/>
      <text:p text:style-name="P1"><text:tab/>Passer sa nuit à explorer Skyrim, c'est une expérience vidéoludique ; passer une soirée entre ami sur Street Fighter, c'est une autre expérience vidéoludique, mettre une pièce dans une borne d'arcade, c'est encore une expérience vidéoludique unique, suer durant des heures sur Dance Dance Revolution, c'est aussi une expérience vidéoludique. N'en déplaise à certains, aller quotidiennement sur son compte FarmVille, c'est un expérience vidéoludique. Ouvrir un compte World of Warcraft, c'est encore une fois une expérience vidéoludique particulière.</text:p>
      <text:p text:style-name="P1">En effet, il existe autant d'expérience vidéoludiques qu'il y a d'approches entre un joueur et un jeu, c'est à dire une infinité.</text:p>
      <text:p text:style-name="P1"><text:tab/>Mais alors qu'est ce qu'un jeu vidéo ? </text:p>
      <text:p text:style-name="P1">Le jeu vidéo est, comme son nom l'indique, un mélange de vidéo (cinématiques, graphismes) et de jeu (interaction), l'un influant directement sur l'autre. Le joueur influera sur les graphismes, ce qui influera sur le joueur.</text:p>
      <text:p text:style-name="P1"/>
      <text:p text:style-name="P1"><text:tab/>Le jeu vidéo est une pratique culturelle peut étudiée jusqu'à maintenant. Certains ont bien essayé, mais les études tendaient plus à mettre à mal les joueurs plus qu'à étudier méthodiquement cette pratique. Au travers ce sujet, nous espérons pouvoir remédier à cela.</text:p>
      <text:p text:style-name="P1">En effet, nous sommes des produits des années 90, où l'entrée du jeu vidéo pour le grand public fut la plus importante.</text:p>
      <text:p text:style-name="P1">Nous nous pencherons sur le jeu vidéo indépendant, plus proche des premiers jeux vidéos, confectionné par un petit nombre. Il a la particularité de pouvoir marcher sans éditeurs. Comment peut il subsister face à une concurrence disposant de moyens financiers plus conséquent ?</text:p>
      <text:p text:style-name="P1"/>
      <text:p text:style-name="P1"><text:tab/>De plus, le jeu vidéo indépendant touche t-il seulement les populations les plus défavorisé, comme le laisserai penser le budget réduit dont il dispose, ou bien touche t-il toutes les populations sans distinction de classe, d'âge ou de situation géographique ?</text:p>
      <text:p text:style-name="P1">Nous noterons que de nombreux jeux vidéo ont pour but d'éduquer ou tout le moins de transmettre des savoirs. De nombreux exemples nous viennent en tête ; nous pourrions parler de Binding of Isaac, jeu créé par Edmund McMillen et Florian Himsi en 2011, dont les références à la religion ou la psychanalyse sont omniprésente. Ce média peut il donc être considéré comme une instance de socialisation, au même titre que l'éducation nationale ?</text:p>
      <text:p text:style-name="P1"/>
      <text:p text:style-name="P1"><text:tab/>Notons, avec humour, que lors de notre recherche sur le moteur de recherche Google, nous n'avons que peu trouvé de sources et d'études sociologiques pertinentes.</text:p>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Grille d'entretien :</text:p>
      <table:table table:name="Tableau1" table:style-name="Tableau1">
        <table:table-column table:style-name="Tableau1.A"/>
        <table:table-column table:style-name="Tableau1.B"/>
        <table:table-row>
          <table:table-cell table:style-name="Tableau1.A1" office:value-type="string">
            <text:p text:style-name="P7">Présentation</text:p>
          </table:table-cell>
          <table:table-cell table:style-name="Tableau1.B1" office:value-type="string">
            <text:p text:style-name="P4">Nom, prénom</text:p>
            <text:p text:style-name="P4">Parcours scolaire, métier </text:p>
            <text:p text:style-name="P4">Salaire, Statut familial, Milieu social d'origine</text:p>
          </table:table-cell>
        </table:table-row>
        <table:table-row>
          <table:table-cell table:style-name="Tableau1.A2" office:value-type="string">
            <text:p text:style-name="P7">Expérience professionnelle (passée)</text:p>
          </table:table-cell>
          <table:table-cell table:style-name="Tableau1.B2" office:value-type="string">
            <text:p text:style-name="P4">Autres expériences de création de jeux vidéo ?</text:p>
            <text:p text:style-name="P4">Pourquoi s'être lancé dans le jeu vidéo ?</text:p>
          </table:table-cell>
        </table:table-row>
        <table:table-row>
          <table:table-cell table:style-name="Tableau1.A2" office:value-type="string">
            <text:p text:style-name="P7">Jeu vidéo (général)</text:p>
          </table:table-cell>
          <table:table-cell table:style-name="Tableau1.B2" office:value-type="string">
            <text:p text:style-name="P4">Premier jeu vidéo. Quand et où ? </text:p>
            <text:p text:style-name="P4">Type et jeu préféré. Pourquoi ?</text:p>
            <text:p text:style-name="P4">Console ou pc ? </text:p>
            <text:p text:style-name="P4">Coup de coeur du moment et sorties attendues</text:p>
            <text:p text:style-name="P4">Temps/budget</text:p>
          </table:table-cell>
        </table:table-row>
        <table:table-row>
          <table:table-cell table:style-name="Tableau1.A2" office:value-type="string">
            <text:p text:style-name="P7">Jeu vidéo (indépendant)</text:p>
          </table:table-cell>
          <table:table-cell table:style-name="Tableau1.B2" office:value-type="string">
            <text:p text:style-name="P4">Comment avez vous connu le monde du jeu vidéo indépendant </text:p>
          </table:table-cell>
        </table:table-row>
        <table:table-row>
          <table:table-cell table:style-name="Tableau1.A2" office:value-type="string">
            <text:p text:style-name="P7">Expérience professionnelle (actuelle)</text:p>
          </table:table-cell>
          <table:table-cell table:style-name="Tableau1.B2" office:value-type="string">
            <text:p text:style-name="P4">Pourquoi ce nom d'entreprise et date de création </text:p>
            <text:p text:style-name="P4">Rôle dans l'entreprise </text:p>
            <text:p text:style-name="P4">Combien de salarié</text:p>
            <text:p text:style-name="P4">Circonstance d'embauche</text:p>
            <text:p text:style-name="P4">Relations au sein de l'équipe</text:p>
          </table:table-cell>
        </table:table-row>
        <table:table-row>
          <table:table-cell table:style-name="Tableau1.A2" office:value-type="string">
            <text:p text:style-name="P7">Créa jeu actuel</text:p>
          </table:table-cell>
          <table:table-cell table:style-name="Tableau1.B2" office:value-type="string">
            <text:p text:style-name="P4">Comment est venu l'idée du jeu ? </text:p>
            <text:p text:style-name="P4">Quelles en sont les inspirations ? </text:p>
            <text:p text:style-name="P4">Pourquoi un Shoot'em Up/HacknSlash ? </text:p>
            <text:p text:style-name="P4">Le jeu a t'il nécesssité des recherches culturelles/historiques ? </text:p>
            <text:p text:style-name="P4">Histoire du jeu </text:p>
            <text:p text:style-name="P4">PK indé ? </text:p>
            <text:p text:style-name="P4">Comment éviter éditeurs ? </text:p>
            <text:p text:style-name="P4">Quelle cible pour le jeu ? </text:p>
            <text:p text:style-name="P4">Une étude de marché a t-elle été menée ? </text:p>
            <text:p text:style-name="P4">Quel type de management ? </text:p>
            <text:p text:style-name="P6"><text:span text:style-name="T1">Plateforme, pk steam ? Projets futurs ?</text:span> </text:p>
          </table:table-cell>
        </table:table-row>
        <table:table-row>
          <table:table-cell table:style-name="Tableau1.A2" office:value-type="string">
            <text:p text:style-name="P7">Autre</text:p>
          </table:table-cell>
          <table:table-cell table:style-name="Tableau1.B2" office:value-type="string">
            <text:p text:style-name="P6">autres pratiques sociales</text:p>
            <text:p text:style-name="P6">Critiques externes de la pratique du JV</text:p>
          </table:table-cell>
        </table:table-row>
      </table:table>
      <text:p text:style-name="P4"/>
      <text:p text:style-name="P5">Bibliographie :</text:p>
      <text:p text:style-name="P5"/>
      <text:p text:style-name="P6"><text:span text:style-name="T2">Brougère Gilles et Berry Vincent (dir), </text:span><text:span text:style-name="T6">L'expérience virtuelle : jouer, vivre, apprendre dans un jeu vidéo</text:span><text:span text:style-name="T5">, Rennes, Presse universitaire de Rennes, 2012</text:span></text:p>
      <text:p text:style-name="P6"><text:span text:style-name="T5">Jolivait Bernard, </text:span><text:span text:style-name="T6">Les jeux vidéos</text:span><text:span text:style-name="T5">, Paris, Presse universiaire de France, 1994</text:span></text:p>
      <text:p text:style-name="P6"><text:span text:style-name="T5">Jacques Noyer et Elisabeth Fichez (dir), </text:span><text:span text:style-name="T6">Construction sociale de l'univers des jeux vidéo</text:span><text:span text:style-name="T5"> Villeneuve-d'Ascq, Université Lille III Charles de Gaulle, 2001</text:span></text:p>
      <text:p text:style-name="P6"><text:span text:style-name="T1">Hougron Alexandre, </text:span><text:span text:style-name="T4">Science-fiction et société</text:span><text:span text:style-name="T3">, Paris, Presse universitaire de France, 2000</text:span></text:p>
      <text:p text:style-name="P6"><text:span text:style-name="T1">Stéphane Beaud et Florence Weber (dir), </text:span><text:span text:style-name="T4">Guide de l'enquête de terrain</text:span><text:span text:style-name="T3">, Paris, La découverte,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Krzywanski Lucas<text:tab/>La pratique des jeux vidéos indépendants<text:tab/>19/10/14</text:p>
        <text:p text:style-name="Header">Hervoche Amaël</text:p>
      </style:header>
      <style:footer>
        <text:p text:style-name="Footer">La pratique du jeu vidéo indépendant<text:tab/><text:tab/><text:page-number text:select-page="current">2</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2M24S</meta:editing-duration>
    <meta:editing-cycles>11</meta:editing-cycles>
    <meta:generator>OpenOffice/4.0.0$Win32 OpenOffice.org_project/400m3$Build-9702</meta:generator>
    <dc:date>2014-10-21T15:45:17.26</dc:date>
    <meta:document-statistic meta:table-count="1" meta:image-count="0" meta:object-count="0" meta:page-count="2" meta:paragraph-count="58" meta:word-count="673" meta:character-count="4282"/>
    <meta:user-defined meta:name="Info 1"/>
    <meta:user-defined meta:name="Info 2"/>
    <meta:user-defined meta:name="Info 3"/>
    <meta:user-defined meta:name="Info 4"/>
  </office:meta>
</office:document-meta>
</file>